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5C20000AE82000011660DB79049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shadow="hidden"/>
    </style:style>
    <style:style style:name="gr2" style:family="graphic" style:parent-style-name="standard">
      <style:graphic-properties draw:stroke="solid" svg:stroke-width="0.042cm" svg:stroke-color="#0000ff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3.708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gradient" draw:fill-gradient-name="Gradient_5f_2" draw:shadow="hidden"/>
    </style:style>
    <style:style style:name="gr6" style:family="graphic" style:parent-style-name="standard">
      <style:graphic-properties draw:stroke="none" draw:fill="gradient" draw:fill-gradient-name="Gradient_5f_3" draw:shadow="hidden"/>
    </style:style>
    <style:style style:name="gr7" style:family="graphic" style:parent-style-name="standard">
      <style:graphic-properties draw:stroke="none" draw:fill="gradient" draw:fill-gradient-name="Gradient_5f_4" draw:shadow="hidden"/>
    </style:style>
    <style:style style:name="gr8" style:family="graphic" style:parent-style-name="standard">
      <style:graphic-properties draw:stroke="none" draw:fill="gradient" draw:fill-gradient-name="Gradient_5f_5" draw:shadow="hidden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3.99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518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dddddd" draw:shadow="hidden"/>
    </style:style>
    <style:style style:name="gr12" style:family="graphic" style:parent-style-name="standard">
      <style:graphic-properties draw:stroke="none" draw:fill="gradient" draw:fill-gradient-name="Gradient_5f_6" draw:shadow="hidden"/>
    </style:style>
    <style:style style:name="gr13" style:family="graphic" style:parent-style-name="standard">
      <style:graphic-properties draw:stroke="solid" svg:stroke-width="0.025cm" svg:stroke-color="#ffffff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gradient" draw:fill-gradient-name="Gradient_5f_7" draw:shadow="hidden"/>
    </style:style>
    <style:style style:name="gr15" style:family="graphic" style:parent-style-name="standard">
      <style:graphic-properties draw:stroke="none" draw:fill="gradient" draw:fill-gradient-name="Gradient_5f_8" draw:shadow="hidden"/>
    </style:style>
    <style:style style:name="gr16" style:family="graphic" style:parent-style-name="standard">
      <style:graphic-properties draw:stroke="none" draw:fill="gradient" draw:fill-gradient-name="Gradient_5f_9" draw:shadow="hidden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021cm" fo:padding-top="0cm" fo:padding-bottom="0cm" fo:padding-left="0cm" fo:padding-right="0cm"/>
    </style:style>
    <style:style style:name="gr18" style:family="graphic" style:parent-style-name="standard">
      <style:graphic-properties draw:stroke="none" draw:fill="gradient" draw:fill-gradient-name="Gradient_5f_10" draw:shadow="hidden"/>
    </style:style>
    <style:style style:name="gr19" style:family="graphic" style:parent-style-name="standard">
      <style:graphic-properties draw:stroke="none" draw:fill="gradient" draw:fill-gradient-name="Gradient_5f_11" draw:shadow="hidden"/>
    </style:style>
    <style:style style:name="gr20" style:family="graphic" style:parent-style-name="standard">
      <style:graphic-properties draw:stroke="none" draw:fill="gradient" draw:fill-gradient-name="Gradient_5f_12" draw:shadow="hidden"/>
    </style:style>
    <style:style style:name="gr21" style:family="graphic" style:parent-style-name="standard">
      <style:graphic-properties draw:stroke="none" draw:fill="gradient" draw:fill-gradient-name="Gradient_5f_13" draw:shadow="hidden"/>
    </style:style>
    <style:style style:name="gr22" style:family="graphic" style:parent-style-name="standard">
      <style:graphic-properties draw:stroke="none" draw:fill="gradient" draw:fill-gradient-name="Gradient_5f_14" draw:shadow="hidden"/>
    </style:style>
    <style:style style:name="gr2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none" draw:fill="solid" draw:fill-color="#ffffff" draw:shadow="hidden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443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solid" draw:fill-color="#969696" draw:shadow="hidden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421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solid" draw:fill-color="#808080" draw:shadow="hidden"/>
    </style:style>
    <style:style style:name="gr29" style:family="graphic" style:parent-style-name="standard">
      <style:graphic-properties draw:stroke="solid" svg:stroke-width="0.013cm" svg:stroke-color="#808080" svg:stroke-opacity="100%" draw:stroke-linejoin="round" draw:fill="none" fo:padding-top="0.131cm" fo:padding-bottom="0.131cm" fo:padding-left="0.256cm" fo:padding-right="0.256cm"/>
    </style:style>
    <style:style style:name="gr30" style:family="graphic" style:parent-style-name="standard">
      <style:graphic-properties draw:stroke="none" draw:fill="gradient" draw:fill-gradient-name="Gradient_5f_15" draw:shadow="hidden"/>
    </style:style>
    <style:style style:name="gr3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solid" draw:fill-color="#000000" draw:shadow="hidden"/>
    </style:style>
    <style:style style:name="gr33" style:family="graphic" style:parent-style-name="standard">
      <style:graphic-properties draw:stroke="solid" svg:stroke-width="0.004cm" svg:stroke-color="#000000" svg:stroke-opacity="100%" draw:stroke-linejoin="round" draw:fill="none" fo:padding-top="0.127cm" fo:padding-bottom="0.127cm" fo:padding-left="0.252cm" fo:padding-right="0.252cm"/>
    </style:style>
    <style:style style:name="gr34" style:family="graphic" style:parent-style-name="standard">
      <style:graphic-properties draw:stroke="none" draw:fill="solid" draw:fill-color="#b3b3b3" draw:opacity="60%" draw:shadow="hidden"/>
    </style:style>
    <style:style style:name="gr3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6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/>
    </style:style>
    <style:style style:name="gr37" style:family="graphic" style:parent-style-name="standard">
      <style:graphic-properties draw:stroke="solid" svg:stroke-width="0.013cm" svg:stroke-color="#ffffff" svg:stroke-opacity="100%" draw:stroke-linejoin="round" draw:fill="none" fo:padding-top="0.131cm" fo:padding-bottom="0.131cm" fo:padding-left="0.256cm" fo:padding-right="0.256cm"/>
    </style:style>
    <style:style style:name="gr38" style:family="graphic" style:parent-style-name="standard">
      <style:graphic-properties draw:stroke="none" draw:fill="gradient" draw:fill-gradient-name="Gradient_5f_16" draw:shadow="hidden"/>
    </style:style>
    <style:style style:name="gr39" style:family="graphic" style:parent-style-name="standard">
      <style:graphic-properties draw:stroke="none" draw:fill="gradient" draw:fill-gradient-name="Gradient_5f_17" draw:shadow="hidden"/>
    </style:style>
    <style:style style:name="gr40" style:family="graphic" style:parent-style-name="standard">
      <style:graphic-properties draw:stroke="solid" svg:stroke-width="0.11cm" svg:stroke-color="#0033cc" svg:stroke-opacity="100%" draw:stroke-linejoin="round" draw:fill="none" fo:padding-top="0.18cm" fo:padding-bottom="0.18cm" fo:padding-left="0.305cm" fo:padding-right="0.305cm"/>
    </style:style>
    <style:style style:name="gr41" style:family="graphic" style:parent-style-name="standard">
      <style:graphic-properties draw:stroke="dash" draw:stroke-dash="Dash_5f_1" svg:stroke-width="0.11cm" svg:stroke-color="#ff0000" svg:stroke-opacity="100%" draw:stroke-linejoin="round" draw:fill="none" fo:padding-top="0.18cm" fo:padding-bottom="0.18cm" fo:padding-left="0.305cm" fo:padding-right="0.305cm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1.171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color="#000000" draw:fill="none"/>
    </style:style>
    <style:style style:name="gr44" style:family="graphic" style:parent-style-name="standard">
      <style:graphic-properties draw:stroke="solid" svg:stroke-color="#000000" draw:fill="none" style:mirror="none"/>
    </style:style>
    <style:style style:name="gr45" style:family="graphic" style:parent-style-name="standard">
      <style:graphic-properties draw:stroke="none" draw:fill="solid" draw:fill-color="#dcd2b8" draw:shadow="hidden"/>
    </style:style>
    <style:style style:name="gr46" style:family="graphic" style:parent-style-name="standard">
      <style:graphic-properties draw:stroke="none" draw:fill="gradient" draw:fill-gradient-name="Gradient_5f_18" draw:shadow="hidden"/>
    </style:style>
    <style:style style:name="gr47" style:family="graphic" style:parent-style-name="standard">
      <style:graphic-properties draw:stroke="none" draw:fill="gradient" draw:fill-gradient-name="Gradient_5f_19" draw:shadow="hidden"/>
    </style:style>
    <style:style style:name="gr48" style:family="graphic" style:parent-style-name="standard">
      <style:graphic-properties draw:stroke="solid" svg:stroke-width="0.013cm" svg:stroke-color="#a78450" svg:stroke-opacity="100%" draw:stroke-linejoin="round" draw:fill="none" fo:padding-top="0.131cm" fo:padding-bottom="0.131cm" fo:padding-left="0.256cm" fo:padding-right="0.256cm"/>
    </style:style>
    <style:style style:name="gr49" style:family="graphic" style:parent-style-name="standard">
      <style:graphic-properties draw:stroke="none" draw:fill="gradient" draw:fill-gradient-name="Gradient_5f_20" draw:shadow="hidden"/>
    </style:style>
    <style:style style:name="gr50" style:family="graphic" style:parent-style-name="standard">
      <style:graphic-properties draw:stroke="none" svg:stroke-color="#000000" draw:fill="none" draw:fill-color="#ffffff" draw:textarea-vertical-align="middle" fo:min-height="2.5cm" fo:padding-top="0cm" fo:padding-bottom="0cm" fo:padding-left="0cm" fo:padding-right="0cm"/>
    </style:style>
    <style:style style:name="gr51" style:family="graphic" style:parent-style-name="standard">
      <style:graphic-properties draw:stroke="none" draw:fill="gradient" draw:fill-gradient-name="Gradient_5f_21" draw:shadow="hidden"/>
    </style:style>
    <style:style style:name="gr52" style:family="graphic" style:parent-style-name="standard">
      <style:graphic-properties draw:stroke="solid" svg:stroke-width="0.021cm" svg:stroke-color="#000000" svg:stroke-opacity="100%" draw:stroke-linejoin="round" draw:fill="none" fo:padding-top="0.135cm" fo:padding-bottom="0.135cm" fo:padding-left="0.26cm" fo:padding-right="0.26cm"/>
    </style:style>
    <style:style style:name="gr53" style:family="graphic" style:parent-style-name="standard">
      <style:graphic-properties draw:stroke="none" draw:fill="gradient" draw:fill-gradient-name="Gradient_5f_22" draw:shadow="hidden"/>
    </style:style>
    <style:style style:name="gr54" style:family="graphic" style:parent-style-name="standard">
      <style:graphic-properties draw:stroke="solid" svg:stroke-width="0.004cm" svg:stroke-color="#ffffff" svg:stroke-opacity="100%" draw:stroke-linejoin="round" draw:fill="none" fo:padding-top="0.127cm" fo:padding-bottom="0.127cm" fo:padding-left="0.252cm" fo:padding-right="0.252cm"/>
    </style:style>
    <style:style style:name="gr55" style:family="graphic" style:parent-style-name="standard">
      <style:graphic-properties draw:stroke="none" draw:fill="gradient" draw:fill-gradient-name="Gradient_5f_23" draw:opacity-name="Transparency_5f_23" draw:shadow="hidden"/>
    </style:style>
    <style:style style:name="gr56" style:family="graphic" style:parent-style-name="standard">
      <style:graphic-properties draw:stroke="none" draw:fill="gradient" draw:fill-gradient-name="Gradient_5f_30" draw:shadow="hidden"/>
    </style:style>
    <style:style style:name="gr57" style:family="graphic" style:parent-style-name="standard">
      <style:graphic-properties draw:stroke="none" draw:fill="gradient" draw:fill-gradient-name="Gradient_5f_31" draw:shadow="hidden"/>
    </style:style>
    <style:style style:name="gr58" style:family="graphic" style:parent-style-name="standard">
      <style:graphic-properties draw:stroke="none" draw:fill="gradient" draw:fill-gradient-name="Gradient_5f_32" draw:shadow="hidden"/>
    </style:style>
    <style:style style:name="gr59" style:family="graphic" style:parent-style-name="standard">
      <style:graphic-properties draw:stroke="none" draw:fill="gradient" draw:fill-gradient-name="Gradient_5f_33" draw:shadow="hidden"/>
    </style:style>
    <style:style style:name="gr60" style:family="graphic" style:parent-style-name="standard">
      <style:graphic-properties draw:stroke="none" draw:fill="gradient" draw:fill-gradient-name="Gradient_5f_34" draw:shadow="hidden"/>
    </style:style>
    <style:style style:name="gr61" style:family="graphic" style:parent-style-name="standard">
      <style:graphic-properties draw:stroke="none" draw:fill="gradient" draw:fill-gradient-name="Gradient_5f_35" draw:opacity-name="Transparency_5f_35" draw:shadow="hidden"/>
    </style:style>
    <style:style style:name="gr62" style:family="graphic" style:parent-style-name="standard">
      <style:graphic-properties draw:stroke="dash" draw:stroke-dash="Dash_5f_2" svg:stroke-width="0.11cm" svg:stroke-color="#ff0000" svg:stroke-opacity="100%" draw:stroke-linejoin="round" draw:fill="none" fo:padding-top="0.18cm" fo:padding-bottom="0.18cm" fo:padding-left="0.305cm" fo:padding-right="0.305cm"/>
    </style:style>
    <style:style style:name="gr63" style:family="graphic" style:parent-style-name="standard">
      <style:graphic-properties draw:stroke="solid" svg:stroke-width="0.11cm" svg:stroke-color="#000000" svg:stroke-opacity="100%" draw:stroke-linejoin="round" draw:fill="none" fo:padding-top="0.18cm" fo:padding-bottom="0.18cm" fo:padding-left="0.305cm" fo:padding-right="0.305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65" style:family="graphic" style:parent-style-name="standard">
      <style:graphic-properties draw:stroke="solid" svg:stroke-width="0.144cm" svg:stroke-color="#339966" draw:marker-end="EndMarker_5f_1" draw:marker-end-width="0.619cm" svg:stroke-opacity="100%" draw:stroke-linejoin="round" draw:fill="none" fo:padding-top="0.197cm" fo:padding-bottom="0.197cm" fo:padding-left="0.322cm" fo:padding-right="0.322cm"/>
    </style:style>
    <style:style style:name="gr66" style:family="graphic" style:parent-style-name="standard">
      <style:graphic-properties draw:stroke="solid" svg:stroke-width="0.144cm" svg:stroke-color="#339966" draw:marker-start="StartMarker_5f_1" draw:marker-start-width="0.619cm" svg:stroke-opacity="100%" draw:stroke-linejoin="round" draw:fill="none" fo:padding-top="0.197cm" fo:padding-bottom="0.197cm" fo:padding-left="0.322cm" fo:padding-right="0.32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333399" fo:font-family="Arial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T2" style:family="text">
      <style:text-properties fo:color="#000000" fo:font-family="Arial" fo:font-size="11pt" fo:font-weight="bold" style:font-family-asian="Arial" style:font-size-asian="11pt" style:font-weight-asian="bold" style:font-family-complex="Arial" style:font-size-complex="11pt" style:font-weight-complex="bold"/>
    </style:style>
    <style:style style:name="T3" style:family="text">
      <style:text-properties fo:color="#000000" fo:font-family="Arial" fo:font-size="16pt" fo:font-weight="bold" style:font-family-asian="Arial" style:font-size-asian="16pt" style:font-weight-asian="bold" style:font-family-complex="Arial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5.824cm" svg:height="2.698cm" svg:x="21.2cm" svg:y="3.3cm" svg:viewBox="0 0 5825 2699" draw:points="0,2699 5825,2699 5825,0 0,0">
            <text:p/>
          </draw:polygon>
          <draw:polyline draw:style-name="gr2" draw:layer="layout" svg:width="5.824cm" svg:height="2.698cm" svg:x="21.2cm" svg:y="3.3cm" svg:viewBox="0 0 5825 2699" draw:points="0,2699 5825,2699 5825,0 0,0 0,2699">
            <text:p/>
          </draw:polyline>
        </draw:g>
        <draw:path draw:style-name="gr3" draw:layer="layout" svg:width="14.788cm" svg:height="12.278cm" svg:x="2.611cm" svg:y="4.699cm" svg:viewBox="0 0 14789 12279" svg:d="m0 11514 2989-10018m2550 10783-2550-10783m0 5v-5m11800 9605-11800-9605m1312-998-1312 998m0-1496v1496m-903-831 903 831m-1969 0h1969">
          <text:p/>
        </draw:path>
        <draw:frame draw:style-name="gr4" draw:layer="layout" svg:width="5.25cm" svg:height="3.99cm" svg:x="2.975cm" svg:y="4.2cm">
          <draw:text-box>
            <text:p/>
          </draw:text-box>
        </draw:frame>
        <draw:g>
          <draw:path draw:style-name="gr5" draw:layer="layout" svg:width="5.25cm" svg:height="3.993cm" svg:x="2.975cm" svg:y="4.2cm" svg:viewBox="0 0 5251 3994" svg:d="m354 1872v0c17-116 43-210 87-312 70-162 156-278 277-371 120-94 238-136 377-136s257 42 378 136c7 6 14 11 21 17v0c13-63 28-115 53-171 48-113 109-194 193-259s166-95 263-95 180 30 264 95c62 48 108 102 152 178v0c-17-53-24-101-24-158 0-74 12-137 40-201s62-110 110-147c48-38 95-54 150-54s102 16 150 54c22 16 39 34 57 57v0c20-20 38-36 60-53 100-77 199-113 315-113 82 0 152 18 229 58v0c10-43 21-77 38-116 38-90 86-154 153-206s132-75 210-75c77 0 142 23 209 75s115 116 153 206c20 44 32 85 42 134v0c40-12 75-17 115-17 100 0 184 31 270 97 86 67 148 149 197 265 50 115 72 228 72 361 0 96-11 176-37 265v0c59 0 110 18 161 58 52 40 89 90 118 159 30 69 44 137 44 217s-14 148-44 217c-29 69-66 119-118 159v0 0c8 56 11 105 11 162 0 167-29 310-91 455-63 145-141 250-249 334-109 84-215 122-340 122-39 0-71-4-109-12v0c-3 11-5 20-9 30-22 65-51 113-95 153s-88 60-142 65c-54 4-102-8-152-40-43-27-76-62-107-111v0c-33 93-75 162-137 226-75 78-154 120-253 136-93 15-176 1-267-43v0c-42 25-79 42-124 59-133 48-254 55-385 22-21-5-38-10-58-17v0c-41 49-78 85-125 121-121 94-239 136-378 136s-258-42-378-136c-90-69-158-149-221-259v0c-15 19-29 33-46 46-39 31-78 44-123 44s-84-13-123-44c-39-30-68-68-90-121-23-52-33-104-33-165 0-4 0-8 0-12v0c-80 51-155 74-243 74-104 0-193-32-283-102-85-66-147-147-199-260v0c-42-15-75-33-113-62-72-56-124-126-166-224-42-97-61-193-61-305 0-113 19-208 61-306 42-97 94-167 166-223 42-33 80-53 127-67z">
            <text:p/>
          </draw:path>
          <draw:path draw:style-name="gr3" draw:layer="layout" svg:width="5.25cm" svg:height="3.993cm" svg:x="2.975cm" svg:y="4.2cm" svg:viewBox="0 0 5251 3994" svg:d="m354 1872v0c17-116 43-210 87-312 70-162 156-278 277-371 120-94 238-136 377-136s257 42 378 136c7 6 14 11 21 17v0c13-63 28-115 53-171 48-113 109-194 193-259s166-95 263-95 180 30 264 95c62 48 108 102 152 178v0c-17-53-24-101-24-158 0-74 12-137 40-201s62-110 110-147c48-38 95-54 150-54s102 16 150 54c22 16 39 34 57 57v0c20-20 38-36 60-53 100-77 199-113 315-113 82 0 152 18 229 58v0c10-43 21-77 38-116 38-90 86-154 153-206s132-75 210-75c77 0 142 23 209 75s115 116 153 206c20 44 32 85 42 134v0c40-12 75-17 115-17 100 0 184 31 270 97 86 67 148 149 197 265 50 115 72 228 72 361 0 96-11 176-37 265v0c59 0 110 18 161 58 52 40 89 90 118 159 30 69 44 137 44 217s-14 148-44 217c-29 69-66 119-118 159v0 0c8 56 11 105 11 162 0 167-29 310-91 455-63 145-141 250-249 334-109 84-215 122-340 122-39 0-71-4-109-12v0c-3 11-5 20-9 30-22 65-51 113-95 153s-88 60-142 65c-54 4-102-8-152-40-43-27-76-62-107-111v0c-33 93-75 162-137 226-75 78-154 120-253 136-93 15-176 1-267-43v0c-42 25-79 42-124 59-133 48-254 55-385 22-21-5-38-10-58-17v0c-41 49-78 85-125 121-121 94-239 136-378 136s-258-42-378-136c-90-69-158-149-221-259v0c-15 19-29 33-46 46-39 31-78 44-123 44s-84-13-123-44c-39-30-68-68-90-121-23-52-33-104-33-165 0-4 0-8 0-12v0c-80 51-155 74-243 74-104 0-193-32-283-102-85-66-147-147-199-260v0c-42-15-75-33-113-62-72-56-124-126-166-224-42-97-61-193-61-305 0-113 19-208 61-306 42-97 94-167 166-223 42-33 80-53 127-67">
            <text:p/>
          </draw:path>
        </draw:g>
        <draw:path draw:style-name="gr6" draw:layer="layout" svg:width="3.992cm" svg:height="1.758cm" svg:x="3.277cm" svg:y="5.637cm" svg:viewBox="0 0 3993 1759" svg:d="m273 825v0c13-51 33-92 66-137 53-71 119-122 210-163 92-41 182-60 287-60 106 0 196 19 287 60 6 2 11 4 16 7v0c10-28 22-51 41-77 36-49 82-85 146-114 64-28 126-41 200-41s136 13 200 41c48 22 83 46 117 80v0c-12-23-18-44-18-68 0-33 10-61 31-89s47-48 83-65c37-16 72-23 114-23s78 7 114 23c17 8 29 15 43 25v0c16-9 29-16 46-23 76-35 151-50 239-50 62 0 115 8 173 25v0c7-19 16-35 29-52 29-40 66-68 117-91 50-23 100-33 159-33 58 0 108 10 159 33 50 23 87 51 116 91 15 20 24 38 32 60v0c30-5 56-7 87-7 76 0 140 13 205 42 66 30 113 66 150 117 38 50 55 100 55 159 0 42-8 77-28 116v0c45 0 82 8 121 26 39 17 67 39 90 69 23 31 33 61 33 96s-10 65-33 95c-22 31-50 52-89 70v0c6 25 8 46 8 71 0 74-21 137-69 201-47 64-107 110-189 147-82 36-163 53-258 53-29 0-54-1-83-5v0c-23 26-49 44-84 60-41 18-82 27-129 27-48 0-88-9-130-27-41-19-71-42-94-74-5-6-8-11-12-17v0c-7 14-14 26-24 39-35 47-77 80-137 107-59 26-118 38-186 38-69 0-127-12-187-38-59-27-102-60-136-107-22-28-35-55-43-87v0c0 1 0 2 0 3 0 76-22 140-71 205-24 32-48 57-81 83v0c-31 21-59 37-94 53-92 41-182 60-288 60s-196-19-287-60c-69-31-120-66-168-114v0c-11 8-22 15-36 21-29 13-59 19-93 19-35 0-64-6-94-19-29-14-51-30-68-53s-25-46-25-73c0-2 0-4 0-6v0c-61 22-117 32-185 32-79 0-146-14-215-44-65-30-112-65-151-115v0c-33-6-60-15-89-28-55-25-95-55-127-98s-46-85-46-134 14-91 46-134 72-73 127-98c33-15 63-24 100-30z">
          <text:p/>
        </draw:path>
        <draw:path draw:style-name="gr7" draw:layer="layout" svg:width="2.022cm" svg:height="1.758cm" svg:x="5.469cm" svg:y="4.439cm" svg:viewBox="0 0 2023 1759" svg:d="m138 825v0c6-51 17-93 34-139 26-71 60-122 106-163 46-40 91-59 145-59 53 0 99 19 145 59 3 3 6 6 9 9v0c5-28 11-50 20-75 19-50 42-85 75-114 32-28 64-41 101-41s69 13 102 41c23 21 41 45 58 78v0c-7-23-10-45-10-71 0-32 5-60 16-88 10-28 24-49 42-65s36-24 57-24c22 0 40 8 58 24 9 8 16 16 23 27v0c8-9 15-16 23-23 39-35 77-50 121-50 32 0 59 7 88 25v0c4-19 8-35 15-53 15-39 33-67 59-90 25-23 51-33 80-33 30 0 55 10 81 33 25 23 44 51 59 90 7 20 12 39 16 61v0c16-5 29-8 45-8 39 0 71 14 104 43s57 66 76 116c19 51 27 101 27 159 0 42-4 78-14 117v0c23 0 42 8 62 26 19 17 34 39 45 69 11 31 17 61 17 96s-6 65-17 95c-11 31-25 52-45 70v0c3 25 4 46 4 72 0 73-11 136-35 200s-54 110-95 147c-42 37-83 54-131 54-15 0-28-2-43-6v0c-12 26-25 44-42 60-21 18-42 27-66 27s-44-9-65-27c-21-19-36-42-48-74-2-6-4-11-6-17v0c-4 14-7 26-12 39-18 46-39 79-69 106s-60 39-95 39-64-12-94-39-52-60-70-106c-10-29-17-55-21-87v0c0 1 0 2 0 3 0 75-11 140-36 205-12 32-24 57-41 83v0c-16 21-30 37-48 53-46 41-92 60-145 60-54 0-100-19-146-60-35-31-61-65-85-114v0c-6 9-12 16-19 23-15 13-30 19-47 19s-32-6-47-19c-15-14-26-30-35-54-8-23-12-45-12-72 0-3 0-5 0-8v0c-31 22-59 32-93 32-40 0-75-14-109-45-33-29-57-64-77-114v0c-17-6-30-15-45-28-28-25-48-55-64-98-17-43-24-85-24-134s7-91 24-134c16-43 36-74 64-98 16-15 31-24 50-30z">
          <text:p/>
        </draw:path>
        <draw:path draw:style-name="gr8" draw:layer="layout" svg:width="1.972cm" svg:height="1.037cm" svg:x="5.928cm" svg:y="6.076cm" svg:viewBox="0 0 1973 1038" svg:d="m135 487v0c6-30 16-55 33-82 26-41 58-72 103-96s90-35 142-35 96 11 141 35c3 2 6 3 9 5v0c5-17 11-30 20-45 18-29 41-50 72-67 32-17 62-25 99-25 36 0 67 8 98 25 24 12 41 27 58 47v0c-7-14-10-28-10-44 0-19 4-35 15-52 10-16 23-28 41-38 18-9 35-14 56-14 20 0 38 5 56 14 9 5 16 10 23 17v0c8-5 14-9 22-14 38-20 75-29 118-29 31 0 57 5 86 15v0c4-11 8-20 14-31 15-23 33-40 58-53s49-20 78-20 54 7 79 20 43 30 57 53c8 12 12 23 16 36v0c15-3 29-5 45-5 37 0 68 8 101 25 32 18 55 39 73 69 19 30 28 59 28 93 0 25-5 47-15 70v0c1 0 1 0 1 0 23 0 42 5 61 15s33 23 44 41 16 35 16 56-5 38-16 56-25 31-44 41c-1 0-1 1-2 1v0c3 15 4 28 4 43 0 44-10 80-34 118-23 38-53 65-93 86-41 22-81 32-128 32-14 0-27-1-41-3v0c-11 15-24 26-41 36-21 10-40 15-64 15-23 0-43-5-63-15-21-11-35-25-47-44-2-4-4-7-6-11v0c-4 9-7 16-12 24-17 27-38 47-68 62-29 16-58 23-92 23-33 0-62-7-92-23-29-15-50-35-67-62-10-17-17-33-21-52v0 1c0 44-11 82-35 121-12 19-24 34-40 49v0c-15 13-30 22-48 32-45 24-89 35-141 35s-96-11-142-35c-33-18-58-38-82-67v0c-6 5-11 9-18 13-15 8-29 11-46 11s-31-3-46-11-25-18-34-31c-8-14-12-27-12-43 0-2 0-3 0-5v0c-30 13-58 19-91 19-39 0-72-8-106-26-32-17-56-39-75-68v0c-16-4-30-9-45-17-27-14-46-32-62-57-15-26-23-50-23-79 0-30 8-54 23-79 16-26 35-44 62-58 17-9 32-14 50-18z">
          <text:p/>
        </draw:path>
        <draw:frame draw:style-name="gr9" draw:layer="layout" svg:width="5.25cm" svg:height="3.99cm" svg:x="2.975cm" svg:y="4.2cm">
          <draw:text-box>
            <text:p/>
          </draw:text-box>
        </draw:frame>
        <draw:frame draw:style-name="gr10" draw:layer="layout" svg:width="4.896cm" svg:height="2.8cm" svg:x="3.277cm" svg:y="4.91cm">
          <draw:text-box>
            <text:p text:style-name="P1"><text:span text:style-name="T1">Red de GESTIÓN </text:span></text:p>
          </draw:text-box>
        </draw:frame>
        <draw:path draw:style-name="gr11" draw:layer="layout" svg:width="0.587cm" svg:height="0.332cm" svg:x="1.706cm" svg:y="17.167cm" svg:viewBox="0 0 588 333" svg:d="m270 331v0c76-3 140-21 206-59 36-21 65-43 94-73v0c12-21 18-42 18-66 0-25-6-46-18-67s-28-36-49-49c-21-12-42-17-66-17-7 0-12 0-19 1l-436 332z">
          <text:p/>
        </draw:path>
        <draw:g>
          <draw:polygon draw:style-name="gr12" draw:layer="layout" svg:width="0.443cm" svg:height="0.406cm" svg:x="1.705cm" svg:y="17.093cm" svg:viewBox="0 0 444 407" draw:points="0,407 0,294 444,0 444,146">
            <text:p/>
          </draw:polygon>
          <draw:polyline draw:style-name="gr13" draw:layer="layout" svg:width="0.443cm" svg:height="0.406cm" svg:x="1.705cm" svg:y="17.093cm" svg:viewBox="0 0 444 407" draw:points="0,407 0,294 444,0 444,146 0,407">
            <text:p/>
          </draw:polyline>
        </draw:g>
        <draw:g>
          <draw:polygon draw:style-name="gr14" draw:layer="layout" svg:width="1.398cm" svg:height="0.855cm" svg:x="0.75cm" svg:y="16.531cm" svg:viewBox="0 0 1399 856" draw:points="0,301 428,0 1399,561 954,856">
            <text:p/>
          </draw:polygon>
          <draw:polyline draw:style-name="gr13" draw:layer="layout" svg:width="1.398cm" svg:height="0.855cm" svg:x="0.75cm" svg:y="16.531cm" svg:viewBox="0 0 1399 856" draw:points="0,301 428,0 1399,561 954,856 0,301">
            <text:p/>
          </draw:polyline>
        </draw:g>
        <draw:path draw:style-name="gr11" draw:layer="layout" svg:width="1.127cm" svg:height="0.775cm" svg:x="2.368cm" svg:y="16.279cm" svg:viewBox="0 0 1128 776" svg:d="m323 773v0c27 2 49 3 76 3 182 0 337-42 495-133 59-35 106-69 157-114v0c13-16 24-30 34-48 30-53 43-104 43-164s-13-111-43-163c-30-53-67-90-119-120-27-16-52-26-83-34l-883 724z">
          <text:p/>
        </draw:path>
        <draw:g>
          <draw:path draw:style-name="gr15" draw:layer="layout" svg:width="1.823cm" svg:height="1.065cm" svg:x="1.425cm" svg:y="15.546cm" svg:viewBox="0 0 1824 1066" svg:d="m942 1066 882-513-947-553-877 521v0c138 134 268 233 434 329 168 98 321 163 508 216z">
            <text:p/>
          </draw:path>
          <draw:path draw:style-name="gr13" draw:layer="layout" svg:width="1.823cm" svg:height="1.065cm" svg:x="1.425cm" svg:y="15.546cm" svg:viewBox="0 0 1824 1066" svg:d="m942 1066 882-513-947-553-877 521v0c138 134 268 233 434 329 168 98 321 163 508 216">
            <text:p/>
          </draw:path>
        </draw:g>
        <draw:g>
          <draw:polygon draw:style-name="gr16" draw:layer="layout" svg:width="0.184cm" svg:height="1.019cm" svg:x="2.433cm" svg:y="15.437cm" svg:viewBox="0 0 185 1020" draw:points="0,1020 0,108 185,0 177,865">
            <text:p/>
          </draw:polygon>
          <draw:polyline draw:style-name="gr13" draw:layer="layout" svg:width="0.184cm" svg:height="1.019cm" svg:x="2.433cm" svg:y="15.437cm" svg:viewBox="0 0 185 1020" draw:points="0,1020 0,108 185,0 177,865 0,1020">
            <text:p/>
          </draw:polyline>
        </draw:g>
        <draw:frame draw:style-name="gr17" draw:layer="layout" svg:width="0.185cm" svg:height="1.021cm" svg:x="2.433cm" svg:y="15.437cm">
          <draw:text-box>
            <text:p/>
          </draw:text-box>
        </draw:frame>
        <draw:g>
          <draw:polygon draw:style-name="gr18" draw:layer="layout" svg:width="0.346cm" svg:height="0.821cm" svg:x="2.611cm" svg:y="15.391cm" svg:viewBox="0 0 347 822" draw:points="6,131 347,0 347,537 0,822">
            <text:p/>
          </draw:polygon>
          <draw:polyline draw:style-name="gr13" draw:layer="layout" svg:width="0.346cm" svg:height="0.821cm" svg:x="2.611cm" svg:y="15.391cm" svg:viewBox="0 0 347 822" draw:points="6,131 347,0 347,537 0,822 6,131">
            <text:p/>
          </draw:polyline>
        </draw:g>
        <draw:g>
          <draw:polygon draw:style-name="gr19" draw:layer="layout" svg:width="0.897cm" svg:height="0.488cm" svg:x="2.061cm" svg:y="15.032cm" svg:viewBox="0 0 898 489" draw:points="556,489 557,404 0,81 283,0 898,358">
            <text:p/>
          </draw:polygon>
          <draw:polyline draw:style-name="gr13" draw:layer="layout" svg:width="0.897cm" svg:height="0.488cm" svg:x="2.061cm" svg:y="15.032cm" svg:viewBox="0 0 898 489" draw:points="556,489 557,404 0,81 283,0 898,358 556,489">
            <text:p/>
          </draw:polyline>
        </draw:g>
        <draw:g>
          <draw:polygon draw:style-name="gr20" draw:layer="layout" svg:width="0.88cm" svg:height="0.902cm" svg:x="2.368cm" svg:y="16.099cm" svg:viewBox="0 0 881 903" draw:points="0,512 881,0 881,390 0,903">
            <text:p/>
          </draw:polygon>
          <draw:polyline draw:style-name="gr13" draw:layer="layout" svg:width="0.88cm" svg:height="0.902cm" svg:x="2.368cm" svg:y="16.099cm" svg:viewBox="0 0 881 903" draw:points="0,512 881,0 881,390 0,903 0,512">
            <text:p/>
          </draw:polyline>
        </draw:g>
        <draw:g>
          <draw:path draw:style-name="gr21" draw:layer="layout" svg:width="0.977cm" svg:height="0.544cm" svg:x="1.64cm" svg:y="15cm" svg:viewBox="0 0 978 545" svg:d="m0 89 226-89 195 114 557 323-186 108v0c-157-51-284-108-427-191-137-80-247-159-365-265z">
            <text:p/>
          </draw:path>
          <draw:path draw:style-name="gr13" draw:layer="layout" svg:width="0.977cm" svg:height="0.544cm" svg:x="1.64cm" svg:y="15cm" svg:viewBox="0 0 978 545" svg:d="m0 89 226-89 195 114 557 323-186 108v0c-157-51-284-108-427-191-137-80-247-159-365-265">
            <text:p/>
          </draw:path>
        </draw:g>
        <draw:g>
          <draw:polygon draw:style-name="gr22" draw:layer="layout" svg:width="0.953cm" svg:height="0.666cm" svg:x="0.75cm" svg:y="16.832cm" svg:viewBox="0 0 954 667" draw:points="0,0 954,554 954,667 0,114">
            <text:p/>
          </draw:polygon>
          <draw:polyline draw:style-name="gr23" draw:layer="layout" svg:width="0.953cm" svg:height="0.666cm" svg:x="0.75cm" svg:y="16.832cm" svg:viewBox="0 0 954 667" draw:points="0,0 954,554 954,667 0,114 0,0">
            <text:p/>
          </draw:polyline>
        </draw:g>
        <draw:path draw:style-name="gr24" draw:layer="layout" svg:width="1.167cm" svg:height="0.724cm" svg:x="0.854cm" svg:y="16.587cm" svg:viewBox="0 0 1168 725" svg:d="m0 213 69 42 59-39-70-41zm86-58 70 41 59-38-70-42zm87-59 70 42 58-38-70-42zm87-58 70 41 58-38-70-41zm130 78 70 42 58-38-70-42zm130 79 70 41 58-38-70-42zm130 78 70 41 58-38-70-42zm260 157 70 41 58-38-70-42zm130 78 70 41 58-38-70-42zm-87 58 70 42 58-38-70-42zm-130-78 70 41 58-38-70-41zm-43-137 70 42 58-39-70-41zm-87 59 70 41 58-38-70-42zm-130-79 70 42 58-38-70-42zm-130-78 70 42 58-39-70-41zm-130-78 70 41 58-38-70-42zm-87 58 70 42 58-39-69-41zm130 78 70 42 58-38-69-42zm130 79 70 41 58-38-70-42zm130 78 70 42 58-39-70-41zm130 78 70 42 58-38-70-42zm130 79 70 41 58-38-70-42zm-87 58 70 42 59-39-70-41zm-130-78 70 41 59-38-70-42zm-390-235 330 198 59-38-330-199zm-130-79 70 42 59-38-70-42z">
          <text:p/>
        </draw:path>
        <draw:frame draw:style-name="gr25" draw:layer="layout" svg:width="1.168cm" svg:height="1.219cm" svg:x="0.854cm" svg:y="16.34cm">
          <draw:text-box>
            <text:p/>
          </draw:text-box>
        </draw:frame>
        <draw:path draw:style-name="gr26" draw:layer="layout" svg:width="1.167cm" svg:height="0.702cm" svg:x="0.854cm" svg:y="16.626cm" svg:viewBox="0 0 1168 703" svg:d="m260 16 70 42v-17l-70-41zm130 79 70 41v-16l-70-42zm130 78 70 42v-17l-70-42zm130 78 70 42v-17l-70-42zm130 79 69 41v-16l-70-42zm129 78 70 42v-17l-70-42zm-580-367v17l59-39v-16zm130 78v17l59-38v-17zm130 79v17l59-39v-16zm130 78v17l59-38v-17zm130 79v16l59-38v-17zm130 78v17l59-39v-16zm60 53 70 42v-17l-70-42zm70 25v17l59-38v-17zm-936-436 70 41v-16l-70-42zm130 78 70 42v-17l-70-42zm130 78 70 42v-17l-70-41zm130 79 70 41v-16l-70-42zm130 78 70 42v-17l-70-42zm130 78 70 42v-17l-70-41zm-580-366v16l58-38v-17zm130 78v17l58-39v-16zm130 78v17l58-38v-17zm130 79v16l58-38v-17zm130 78v17l58-39v-16zm130 78v17l58-38v-17zm60 54 70 41v-16l-70-42zm70 25v16l58-38v-17zm-937-437 70 42v-17l-70-42zm130 78 70 42v-17l-70-41zm130 79 70 41v-16l-70-42zm130 78 70 42v-17l-70-42zm130 78 70 42v-17l-70-41zm130 79 70 41v-16l-70-42zm-580-367v17l58-39v-16zm130 78v17l58-38v-17zm130 79v16l58-38v-17zm130 78v17l58-39v-16zm130 78v17l58-38v-17zm130 79v16l58-38v-17zm60 53 70 42v-17l-70-42zm70 25v17l58-39v-16zm-936-437 70 42v-17l-70-41zm130 79 69 41v-16l-70-42zm129 78 330 198v-16l-330-199zm390 235 70 42v-17l-70-42zm-580-367v17l59-38v-17zm130 79v16l59-38v-17zm390 235v16l59-38v-17zm130 78v17l59-39v-16zm60 53 70 42v-17l-70-41zm70 25v17l59-38v-17z">
          <text:p/>
        </draw:path>
        <draw:frame draw:style-name="gr27" draw:layer="layout" svg:width="1.168cm" svg:height="1.219cm" svg:x="0.854cm" svg:y="16.368cm">
          <draw:text-box>
            <text:p/>
          </draw:text-box>
        </draw:frame>
        <draw:g>
          <draw:path draw:style-name="gr28" draw:layer="layout" svg:width="0.109cm" svg:height="0.271cm" svg:x="3.044cm" svg:y="16.222cm" svg:viewBox="0 0 110 272" svg:d="m60 31 50-31v208l-50 31zm-60 33 27-16v208l-27 16z">
            <text:p/>
          </draw:path>
          <draw:path draw:style-name="gr29" draw:layer="layout" svg:width="0.109cm" svg:height="0.271cm" svg:x="3.044cm" svg:y="16.222cm" svg:viewBox="0 0 110 272" svg:d="m60 31 50-31v208l-50 31m-60-175 27-16v208l-27 16">
            <text:p/>
          </draw:path>
        </draw:g>
        <draw:g>
          <draw:path draw:style-name="gr30" draw:layer="layout" svg:width="1.006cm" svg:height="1.912cm" svg:x="1.425cm" svg:y="15.09cm" svg:viewBox="0 0 1007 1913" svg:d="m1007 1368v0c-164-43-297-99-444-184-133-77-238-157-349-264v-920 0c118 106 227 186 364 265 143 83 272 141 429 191zm-1007 0v0c137 135 267 234 433 331 169 97 322 162 509 214v-391 0c-187-52-340-117-509-215-166-96-296-195-433-330z">
            <text:p/>
          </draw:path>
          <draw:path draw:style-name="gr23" draw:layer="layout" svg:width="1.346cm" svg:height="1.912cm" svg:x="1.425cm" svg:y="15.09cm" svg:viewBox="0 0 1347 1913" svg:d="m1007 1368v0c-164-43-297-99-444-184-133-77-238-157-349-264v-920 0c118 106 227 186 364 265 143 83 272 141 429 191m-939 684v0c68 68 131 119 211 171m-211-114v0c68 68 131 119 211 171m-211-114v0c68 68 131 119 211 171m-211-114v0c68 68 131 119 211 171m550-1389 372 216m-324-230 373 216m-324-229 372 216m-324-230 373 216m-1347 1100v0c137 135 267 234 433 331 169 97 322 162 509 214v-391 0c-187-52-340-117-509-215-166-96-296-195-433-330">
            <text:p/>
          </draw:path>
        </draw:g>
        <draw:path draw:style-name="gr13" draw:layer="layout" svg:width="0.573cm" svg:height="0.999cm" svg:x="1.737cm" svg:y="15.293cm" svg:viewBox="0 0 574 1000" svg:d="m0 0v659 0c102 89 196 155 315 222 87 49 165 84 259 119">
          <text:p/>
        </draw:path>
        <draw:path draw:style-name="gr31" draw:layer="layout" svg:width="2.499cm" svg:height="2.499cm" svg:x="0.75cm" svg:y="15cm" svg:viewBox="0 0 2500 2500" svg:d="m1618 2003 882-513v-391l-292-171v-538l-615-358-283 82-194-114-227 89v855l-214 122v391 0c138 135 268 234 434 330 169 98 322 163 509 216m-1618-171 428-302 971 562v147l-445 261-954-554">
          <text:p/>
        </draw:path>
        <draw:g>
          <draw:path draw:style-name="gr32" draw:layer="layout" svg:width="0.32cm" svg:height="0.17cm" svg:x="2.002cm" svg:y="16.694cm" svg:viewBox="0 0 321 171" svg:d="m26 0 275 109v0c2 1 3 1 5 2 5 3 8 7 11 12s4 10 4 16-1 11-4 16-6 9-11 12c-4 2-8 4-13 4l-267-106v0c-4-1-7-2-10-4-6-3-9-7-12-12s-4-10-4-16c0-7 1-12 4-17s6-9 12-12c3-2 6-3 10-4z">
            <text:p/>
          </draw:path>
          <draw:path draw:style-name="gr33" draw:layer="layout" svg:width="0.32cm" svg:height="0.17cm" svg:x="2.002cm" svg:y="16.694cm" svg:viewBox="0 0 321 171" svg:d="m26 0 275 109v0c2 1 3 1 5 2 5 3 8 7 11 12s4 10 4 16-1 11-4 16-6 9-11 12c-4 2-8 4-13 4l-267-106v0c-4-1-7-2-10-4-6-3-9-7-12-12s-4-10-4-16c0-7 1-12 4-17s6-9 12-12c3-2 6-3 10-4">
            <text:p/>
          </draw:path>
        </draw:g>
        <draw:g>
          <draw:polygon draw:style-name="gr34" draw:layer="layout" svg:width="0.395cm" svg:height="0.243cm" svg:x="1.923cm" svg:y="16.506cm" svg:viewBox="0 0 396 244" draw:points="0,0 396,162 396,244 0,89">
            <text:p/>
          </draw:polygon>
          <draw:polyline draw:style-name="gr35" draw:layer="layout" svg:width="0.395cm" svg:height="0.243cm" svg:x="1.923cm" svg:y="16.506cm" svg:viewBox="0 0 396 244" draw:points="0,0 396,162 396,244 0,89 0,0">
            <text:p/>
          </draw:polyline>
        </draw:g>
        <draw:polyline draw:style-name="gr36" draw:layer="layout" svg:width="0.395cm" svg:height="0.243cm" svg:x="1.923cm" svg:y="16.506cm" svg:viewBox="0 0 396 244" draw:points="0,0 396,162 396,244">
          <text:p/>
        </draw:polyline>
        <draw:line draw:style-name="gr36" draw:layer="layout" svg:x1="1.923cm" svg:y1="16.539cm" svg:x2="2.319cm" svg:y2="16.701cm">
          <text:p/>
        </draw:line>
        <draw:polyline draw:style-name="gr37" draw:layer="layout" svg:width="0.395cm" svg:height="0.243cm" svg:x="1.923cm" svg:y="16.506cm" svg:viewBox="0 0 396 244" draw:points="0,0 0,89 396,244">
          <text:p/>
        </draw:polyline>
        <draw:g>
          <draw:path draw:style-name="gr38" draw:layer="layout" svg:width="0.058cm" svg:height="0.067cm" svg:x="2.203cm" svg:y="16.3cm" svg:viewBox="0 0 59 68" svg:d="m53 21v0c3 5 5 11 6 16 0 7 0 12-2 17s-5 8-9 11c-4 2-9 3-14 3-6-1-10-3-15-7-6-3-9-7-13-13-3-6-5-11-6-17-1-7 0-12 2-17s5-8 9-11v0 0c4-2 9-3 14-3 5 1 10 3 15 7 5 3 9 7 12 13 1 0 1 1 1 1z">
            <text:p/>
          </draw:path>
          <draw:path draw:style-name="gr33" draw:layer="layout" svg:width="0.058cm" svg:height="0.067cm" svg:x="2.203cm" svg:y="16.3cm" svg:viewBox="0 0 59 68" svg:d="m53 21v0c3 5 5 11 6 16 0 7 0 12-2 17s-5 8-9 11c-4 2-9 3-14 3-6-1-10-3-15-7-6-3-9-7-13-13-3-6-5-11-6-17-1-7 0-12 2-17s5-8 9-11v0 0c4-2 9-3 14-3 5 1 10 3 15 7 5 3 9 7 12 13 1 0 1 1 1 1">
            <text:p/>
          </draw:path>
        </draw:g>
        <draw:g>
          <draw:path draw:style-name="gr39" draw:layer="layout" svg:width="0.573cm" svg:height="0.999cm" svg:x="1.737cm" svg:y="15.293cm" svg:viewBox="0 0 574 1000" svg:d="m24 644v-620l-24-24v0c94 93 185 161 301 226 91 51 173 86 273 116v658-30 0c-111-41-202-84-303-146-92-55-166-109-247-180z">
            <text:p/>
          </draw:path>
          <draw:path draw:style-name="gr23" draw:layer="layout" svg:width="0.573cm" svg:height="0.999cm" svg:x="1.737cm" svg:y="15.293cm" svg:viewBox="0 0 574 1000" svg:d="m24 644v-620l-24-24v0c94 93 185 161 301 226 91 51 173 86 273 116v658-30 0c-111-41-202-84-303-146-92-55-166-109-247-180">
            <text:p/>
          </draw:path>
        </draw:g>
        <draw:line draw:style-name="gr40" draw:layer="layout" svg:x1="17.3cm" svg:y1="15.7cm" svg:x2="17.25cm" svg:y2="6.6cm">
          <text:p/>
        </draw:line>
        <draw:polyline draw:style-name="gr40" draw:layer="layout" svg:width="5.97cm" svg:height="9.732cm" svg:x="8.478cm" svg:y="6.4cm" svg:viewBox="0 0 5971 9733" draw:points="0,9733 0,4865 5971,4865 5971,0">
          <text:p/>
        </draw:polyline>
        <draw:polyline draw:style-name="gr41" draw:layer="layout" svg:width="4.729cm" svg:height="9.717cm" svg:x="7.92cm" svg:y="6.4cm" svg:viewBox="0 0 4730 9718" draw:points="0,9718 0,3248 4730,3248 4730,0">
          <text:p/>
        </draw:polyline>
        <draw:frame draw:style-name="gr42" draw:layer="layout" svg:width="7.5cm" svg:height="1.453cm" svg:x="11.65cm" svg:y="4.347cm">
          <draw:text-box>
            <text:p text:style-name="P1"><text:span text:style-name="T1">Red de CAPTURA </text:span></text:p>
          </draw:text-box>
        </draw:frame>
        <draw:polyline draw:style-name="gr43" draw:layer="layout" svg:width="7.643cm" svg:height="0.75cm" svg:x="11.65cm" svg:y="6.049cm" svg:viewBox="0 0 7644 751" draw:points="0,751 7644,751 7644,0 0,0 0,751">
          <text:p/>
        </draw:polyline>
        <draw:frame draw:style-name="gr44" draw:layer="layout" svg:width="7.69cm" svg:height="0.766cm" svg:x="11.619cm" svg:y="6.042cm">
          <draw:image xlink:href="Pictures/200005C20000AE82000011660DB79049.wmf" xlink:type="simple" xlink:show="embed" xlink:actuate="onLoad">
            <text:p/>
          </draw:image>
        </draw:frame>
        <draw:path draw:style-name="gr45" draw:layer="layout" svg:width="1.277cm" svg:height="0.812cm" svg:x="8.254cm" svg:y="16.571cm" svg:viewBox="0 0 1278 813" svg:d="m384 812v0c30 1 54 1 84 0 203-7 374-54 546-149 65-35 116-70 172-116v0c16-16 28-31 40-50 36-54 52-107 52-169s-16-115-52-169c-35-54-79-93-141-124-33-16-62-27-99-35l-986 812z">
          <text:p/>
        </draw:path>
        <draw:g>
          <draw:path draw:style-name="gr46" draw:layer="layout" svg:width="1.798cm" svg:height="0.977cm" svg:x="7.578cm" svg:y="14.884cm" svg:viewBox="0 0 1799 978" svg:d="m683 978 1116-608-692-370-1107 603v0c94 103 190 178 315 246 121 65 232 104 368 129z">
            <text:p/>
          </draw:path>
          <draw:path draw:style-name="gr37" draw:layer="layout" svg:width="1.798cm" svg:height="0.977cm" svg:x="7.578cm" svg:y="14.884cm" svg:viewBox="0 0 1799 978" svg:d="m683 978 1116-608-692-370-1107 603v0c94 103 190 178 315 246 121 65 232 104 368 129">
            <text:p/>
          </draw:path>
        </draw:g>
        <draw:g>
          <draw:path draw:style-name="gr47" draw:layer="layout" svg:width="0.682cm" svg:height="1.897cm" svg:x="7.579cm" svg:y="15.485cm" svg:viewBox="0 0 683 1898" svg:d="m683 376v0c-136-25-247-64-367-128-126-68-222-144-316-248v1551 0c86 90 172 155 284 215 129 70 251 110 399 132l-1-1522z">
            <text:p/>
          </draw:path>
          <draw:path draw:style-name="gr48" draw:layer="layout" svg:width="0.682cm" svg:height="1.897cm" svg:x="7.579cm" svg:y="15.485cm" svg:viewBox="0 0 683 1898" svg:d="m683 376v0c-136-25-247-64-367-128-126-68-222-144-316-248v1551 0c86 90 172 155 284 215 129 70 251 110 399 132l-1-1522">
            <text:p/>
          </draw:path>
        </draw:g>
        <draw:g>
          <draw:polygon draw:style-name="gr49" draw:layer="layout" svg:width="1.115cm" svg:height="2.126cm" svg:x="8.261cm" svg:y="15.254cm" svg:viewBox="0 0 1116 2127" draw:points="0,607 0,2127 1116,1525 1116,0">
            <text:p/>
          </draw:polygon>
          <draw:polyline draw:style-name="gr37" draw:layer="layout" svg:width="1.115cm" svg:height="2.126cm" svg:x="8.261cm" svg:y="15.254cm" svg:viewBox="0 0 1116 2127" draw:points="0,607 0,2127 1116,1525 1116,0 0,607">
            <text:p/>
          </draw:polyline>
        </draw:g>
        <draw:path draw:style-name="gr31" draw:layer="layout" svg:width="1.798cm" svg:height="2.498cm" svg:x="7.578cm" svg:y="14.884cm" svg:viewBox="0 0 1799 2499" svg:d="m1799 370-692-370-1107 603v1550 0c86 89 172 154 283 214 130 70 252 110 400 132l1116-603">
          <text:p/>
        </draw:path>
        <draw:frame draw:style-name="gr50" draw:layer="layout" svg:width="1.8cm" svg:height="2.5cm" svg:x="7.578cm" svg:y="14.884cm">
          <draw:text-box>
            <text:p/>
          </draw:text-box>
        </draw:frame>
        <draw:g>
          <draw:path draw:style-name="gr51" draw:layer="layout" svg:width="0.109cm" svg:height="0.137cm" svg:x="7.838cm" svg:y="16.426cm" svg:viewBox="0 0 110 138" svg:d="m104 51v0c4 12 6 23 6 35-1 12-3 22-9 31-5 9-11 15-20 18s-18 4-28 0c-10-3-19-8-27-17-9-9-15-18-19-31-5-12-7-23-7-35 1-13 3-22 9-31 5-9 12-15 21-19h1v0c9-3 17-3 26 0 10 3 19 9 27 17 9 9 15 19 20 31z">
            <text:p/>
          </draw:path>
          <draw:path draw:style-name="gr36" draw:layer="layout" svg:width="0.109cm" svg:height="0.137cm" svg:x="7.838cm" svg:y="16.426cm" svg:viewBox="0 0 110 138" svg:d="m104 51v0c4 12 6 23 6 35-1 12-3 22-9 31-5 9-11 15-20 18s-18 4-28 0c-10-3-19-8-27-17-9-9-15-18-19-31-5-12-7-23-7-35 1-13 3-22 9-31 5-9 12-15 21-19h1v0c9-3 17-3 26 0 10 3 19 9 27 17 9 9 15 19 20 31">
            <text:p/>
          </draw:path>
        </draw:g>
        <draw:path draw:style-name="gr52" draw:layer="layout" svg:width="0.46cm" svg:height="0.421cm" svg:x="7.689cm" svg:y="16.741cm" svg:viewBox="0 0 461 422" svg:d="m0 0v0c83 68 160 117 255 162 71 33 132 56 206 75m-461-145v0c83 68 160 117 255 162 71 33 132 56 206 75m-461-144v0c83 68 160 117 255 162 71 33 132 56 206 75">
          <text:p/>
        </draw:path>
        <draw:g>
          <draw:path draw:style-name="gr32" draw:layer="layout" svg:width="0.499cm" svg:height="0.277cm" svg:x="7.671cm" svg:y="15.78cm" svg:viewBox="0 0 500 278" svg:d="m16 40v0c64 54 123 94 197 134 88 47 167 78 264 104v0c4 0 8-1 12-3 3-2 6-4 8-8s3-7 3-11-1-7-3-11-5-6-8-8c-4-2-8-3-12-3v0c-97-25-177-56-265-103-70-38-126-76-187-127v0c-1-1-2-1-3-2-2-1-4-2-7-2s-5 1-8 2c-2 2-4 3-5 5-1 3-2 5-2 7 0 1 0 1 0 2v0c0 5 2 9 4 13 3 5 7 8 12 11z">
            <text:p/>
          </draw:path>
          <draw:path draw:style-name="gr36" draw:layer="layout" svg:width="0.499cm" svg:height="0.277cm" svg:x="7.671cm" svg:y="15.78cm" svg:viewBox="0 0 500 278" svg:d="m16 40v0c64 54 123 94 197 134 88 47 167 78 264 104v0c4 0 8-1 12-3 3-2 6-4 8-8s3-7 3-11-1-7-3-11-5-6-8-8c-4-2-8-3-12-3v0c-97-25-177-56-265-103-70-38-126-76-187-127v0c-1-1-2-1-3-2-2-1-4-2-7-2s-5 1-8 2c-2 2-4 3-5 5-1 3-2 5-2 7 0 1 0 1 0 2v0c0 5 2 9 4 13 3 5 7 8 12 11">
            <text:p/>
          </draw:path>
        </draw:g>
        <draw:g>
          <draw:path draw:style-name="gr53" draw:layer="layout" svg:width="0.141cm" svg:height="0.087cm" svg:x="7.817cm" svg:y="15.914cm" svg:viewBox="0 0 142 88" svg:d="m142 86v0c0-1 0-1-1-2-10-27-22-47-39-62-17-16-34-23-53-22-17 0-30 5-45 17v0c-3 5-4 10-4 15 0 10 5 19 15 28s23 15 41 20c18 6 36 8 57 8 10 0 19-1 29-2z">
            <text:p/>
          </draw:path>
          <draw:path draw:style-name="gr54" draw:layer="layout" svg:width="0.141cm" svg:height="0.087cm" svg:x="7.817cm" svg:y="15.914cm" svg:viewBox="0 0 142 88" svg:d="m142 86v0c0-1 0-1-1-2-10-27-22-47-39-62-17-16-34-23-53-22-17 0-30 5-45 17v0c-3 5-4 10-4 15 0 10 5 19 15 28s23 15 41 20c18 6 36 8 57 8 10 0 19-1 29-2">
            <text:p/>
          </draw:path>
        </draw:g>
        <draw:path draw:style-name="gr55" draw:layer="layout" svg:width="0.46cm" svg:height="0.356cm" svg:x="7.689cm" svg:y="15.946cm" svg:viewBox="0 0 461 357" svg:d="m0 0v120 0c64 52 122 90 195 130 88 47 168 80 266 107v-120 0c-98-28-178-61-266-108-73-40-131-78-195-129z">
          <text:p/>
        </draw:path>
        <draw:path draw:style-name="gr32" draw:layer="layout" svg:width="0.46cm" svg:height="0.266cm" svg:x="7.689cm" svg:y="15.97cm" svg:viewBox="0 0 461 267" svg:d="m0 30v0c63 54 122 93 195 133 88 48 168 79 266 104v-30 0c-98-27-178-60-266-107-73-40-131-78-195-130z">
          <text:p/>
        </draw:path>
        <draw:path draw:style-name="gr37" draw:layer="layout" svg:width="0.46cm" svg:height="0.356cm" svg:x="7.689cm" svg:y="15.944cm" svg:viewBox="0 0 461 357" svg:d="m0 0v120 0c64 52 122 90 195 130 88 47 168 80 266 107">
          <text:p/>
        </draw:path>
        <draw:path draw:style-name="gr36" draw:layer="layout" svg:width="0.46cm" svg:height="0.356cm" svg:x="7.689cm" svg:y="15.948cm" svg:viewBox="0 0 461 357" svg:d="m461 357v-120 0c-98-28-178-61-266-108-73-40-131-78-195-129">
          <text:p/>
        </draw:path>
        <draw:path draw:style-name="gr45" draw:layer="layout" svg:width="1.277cm" svg:height="0.812cm" svg:x="17.194cm" svg:y="16.704cm" svg:viewBox="0 0 1278 813" svg:d="m384 812v0c30 1 54 1 84 0 203-7 374-54 546-149 65-35 116-70 172-116v0c16-16 28-31 40-50 36-54 52-107 52-169s-16-115-52-169c-35-54-79-93-141-124-33-16-62-27-99-35l-986 812z">
          <text:p/>
        </draw:path>
        <draw:g>
          <draw:path draw:style-name="gr56" draw:layer="layout" svg:width="1.798cm" svg:height="0.977cm" svg:x="16.518cm" svg:y="15.017cm" svg:viewBox="0 0 1799 978" svg:d="m683 978 1116-608-692-370-1107 603v0c94 103 190 178 315 246 121 65 232 104 368 129z">
            <text:p/>
          </draw:path>
          <draw:path draw:style-name="gr37" draw:layer="layout" svg:width="1.798cm" svg:height="0.977cm" svg:x="16.518cm" svg:y="15.017cm" svg:viewBox="0 0 1799 978" svg:d="m683 978 1116-608-692-370-1107 603v0c94 103 190 178 315 246 121 65 232 104 368 129">
            <text:p/>
          </draw:path>
        </draw:g>
        <draw:g>
          <draw:path draw:style-name="gr57" draw:layer="layout" svg:width="0.682cm" svg:height="1.897cm" svg:x="16.519cm" svg:y="15.618cm" svg:viewBox="0 0 683 1898" svg:d="m683 376v0c-136-25-247-64-367-128-126-68-222-144-316-248v1551 0c86 90 172 155 284 215 129 70 251 110 399 132l-1-1522z">
            <text:p/>
          </draw:path>
          <draw:path draw:style-name="gr48" draw:layer="layout" svg:width="0.682cm" svg:height="1.897cm" svg:x="16.519cm" svg:y="15.618cm" svg:viewBox="0 0 683 1898" svg:d="m683 376v0c-136-25-247-64-367-128-126-68-222-144-316-248v1551 0c86 90 172 155 284 215 129 70 251 110 399 132l-1-1522">
            <text:p/>
          </draw:path>
        </draw:g>
        <draw:g>
          <draw:polygon draw:style-name="gr58" draw:layer="layout" svg:width="1.115cm" svg:height="2.126cm" svg:x="17.202cm" svg:y="15.387cm" svg:viewBox="0 0 1116 2127" draw:points="0,607 0,2127 1116,1525 1116,0">
            <text:p/>
          </draw:polygon>
          <draw:polyline draw:style-name="gr37" draw:layer="layout" svg:width="1.115cm" svg:height="2.126cm" svg:x="17.202cm" svg:y="15.387cm" svg:viewBox="0 0 1116 2127" draw:points="0,607 0,2127 1116,1525 1116,0 0,607">
            <text:p/>
          </draw:polyline>
        </draw:g>
        <draw:path draw:style-name="gr31" draw:layer="layout" svg:width="1.798cm" svg:height="2.498cm" svg:x="16.518cm" svg:y="15.017cm" svg:viewBox="0 0 1799 2499" svg:d="m1799 370-692-370-1107 603v1550 0c86 89 172 154 283 214 130 70 252 110 400 132l1116-603">
          <text:p/>
        </draw:path>
        <draw:frame draw:style-name="gr50" draw:layer="layout" svg:width="1.8cm" svg:height="2.5cm" svg:x="16.518cm" svg:y="15.017cm">
          <draw:text-box>
            <text:p/>
          </draw:text-box>
        </draw:frame>
        <draw:g>
          <draw:path draw:style-name="gr59" draw:layer="layout" svg:width="0.109cm" svg:height="0.137cm" svg:x="16.778cm" svg:y="16.559cm" svg:viewBox="0 0 110 138" svg:d="m104 51v0c4 12 6 23 6 35-1 12-3 22-9 31-5 9-11 15-20 18s-18 4-28 0c-10-3-19-8-27-17-9-9-15-18-19-31-5-12-7-23-7-35 1-13 3-22 9-31 5-9 12-15 21-19h1v0c9-3 17-3 26 0 10 3 19 9 27 17 9 9 15 19 20 31z">
            <text:p/>
          </draw:path>
          <draw:path draw:style-name="gr36" draw:layer="layout" svg:width="0.109cm" svg:height="0.137cm" svg:x="16.778cm" svg:y="16.559cm" svg:viewBox="0 0 110 138" svg:d="m104 51v0c4 12 6 23 6 35-1 12-3 22-9 31-5 9-11 15-20 18s-18 4-28 0c-10-3-19-8-27-17-9-9-15-18-19-31-5-12-7-23-7-35 1-13 3-22 9-31 5-9 12-15 21-19h1v0c9-3 17-3 26 0 10 3 19 9 27 17 9 9 15 19 20 31">
            <text:p/>
          </draw:path>
        </draw:g>
        <draw:path draw:style-name="gr52" draw:layer="layout" svg:width="0.46cm" svg:height="0.421cm" svg:x="16.629cm" svg:y="16.874cm" svg:viewBox="0 0 461 422" svg:d="m0 0v0c83 68 160 117 255 162 71 33 132 56 206 75m-461-145v0c83 68 160 117 255 162 71 33 132 56 206 75m-461-144v0c83 68 160 117 255 162 71 33 132 56 206 75">
          <text:p/>
        </draw:path>
        <draw:g>
          <draw:path draw:style-name="gr32" draw:layer="layout" svg:width="0.499cm" svg:height="0.277cm" svg:x="16.611cm" svg:y="15.913cm" svg:viewBox="0 0 500 278" svg:d="m16 40v0c64 54 123 94 197 134 88 47 167 78 264 104v0c4 0 8-1 12-3 3-2 6-4 8-8s3-7 3-11-1-7-3-11-5-6-8-8c-4-2-8-3-12-3v0c-97-25-177-56-265-103-70-38-126-76-187-127v0c-1-1-2-1-3-2-2-1-4-2-7-2s-5 1-8 2c-2 2-4 3-5 5-1 3-2 5-2 7 0 1 0 1 0 2v0c0 5 2 9 4 13 3 5 7 8 12 11z">
            <text:p/>
          </draw:path>
          <draw:path draw:style-name="gr36" draw:layer="layout" svg:width="0.499cm" svg:height="0.277cm" svg:x="16.611cm" svg:y="15.913cm" svg:viewBox="0 0 500 278" svg:d="m16 40v0c64 54 123 94 197 134 88 47 167 78 264 104v0c4 0 8-1 12-3 3-2 6-4 8-8s3-7 3-11-1-7-3-11-5-6-8-8c-4-2-8-3-12-3v0c-97-25-177-56-265-103-70-38-126-76-187-127v0c-1-1-2-1-3-2-2-1-4-2-7-2s-5 1-8 2c-2 2-4 3-5 5-1 3-2 5-2 7 0 1 0 1 0 2v0c0 5 2 9 4 13 3 5 7 8 12 11">
            <text:p/>
          </draw:path>
        </draw:g>
        <draw:g>
          <draw:path draw:style-name="gr60" draw:layer="layout" svg:width="0.141cm" svg:height="0.087cm" svg:x="16.758cm" svg:y="16.047cm" svg:viewBox="0 0 142 88" svg:d="m142 86v0c0-1 0-1-1-2-10-27-22-47-39-62-17-16-34-23-53-22-17 0-30 5-45 17v0c-3 5-4 10-4 15 0 10 5 19 15 28s23 15 41 20c18 6 36 8 57 8 10 0 19-1 29-2z">
            <text:p/>
          </draw:path>
          <draw:path draw:style-name="gr54" draw:layer="layout" svg:width="0.141cm" svg:height="0.087cm" svg:x="16.758cm" svg:y="16.047cm" svg:viewBox="0 0 142 88" svg:d="m142 86v0c0-1 0-1-1-2-10-27-22-47-39-62-17-16-34-23-53-22-17 0-30 5-45 17v0c-3 5-4 10-4 15 0 10 5 19 15 28s23 15 41 20c18 6 36 8 57 8 10 0 19-1 29-2">
            <text:p/>
          </draw:path>
        </draw:g>
        <draw:path draw:style-name="gr61" draw:layer="layout" svg:width="0.46cm" svg:height="0.356cm" svg:x="16.629cm" svg:y="16.079cm" svg:viewBox="0 0 461 357" svg:d="m0 0v120 0c64 52 122 90 195 130 88 47 168 80 266 107v-120 0c-98-28-178-61-266-108-73-40-131-78-195-129z">
          <text:p/>
        </draw:path>
        <draw:path draw:style-name="gr32" draw:layer="layout" svg:width="0.46cm" svg:height="0.266cm" svg:x="16.629cm" svg:y="16.103cm" svg:viewBox="0 0 461 267" svg:d="m0 30v0c63 54 122 93 195 133 88 48 168 79 266 104v-30 0c-98-27-178-60-266-107-73-40-131-78-195-130z">
          <text:p/>
        </draw:path>
        <draw:path draw:style-name="gr37" draw:layer="layout" svg:width="0.46cm" svg:height="0.356cm" svg:x="16.629cm" svg:y="16.077cm" svg:viewBox="0 0 461 357" svg:d="m0 0v120 0c64 52 122 90 195 130 88 47 168 80 266 107">
          <text:p/>
        </draw:path>
        <draw:path draw:style-name="gr36" draw:layer="layout" svg:width="0.46cm" svg:height="0.356cm" svg:x="16.629cm" svg:y="16.081cm" svg:viewBox="0 0 461 357" svg:d="m461 357v-120 0c-98-28-178-61-266-108-73-40-131-78-195-129">
          <text:p/>
        </draw:path>
        <draw:line draw:style-name="gr62" draw:layer="layout" svg:x1="23.074cm" svg:y1="5.425cm" svg:x2="21.875cm" svg:y2="5.425cm">
          <text:p/>
        </draw:line>
        <draw:line draw:style-name="gr40" draw:layer="layout" svg:x1="23.099cm" svg:y1="3.85cm" svg:x2="21.9cm" svg:y2="3.85cm">
          <text:p/>
        </draw:line>
        <draw:line draw:style-name="gr63" draw:layer="layout" svg:x1="23.074cm" svg:y1="4.625cm" svg:x2="21.875cm" svg:y2="4.625cm">
          <text:p/>
        </draw:line>
        <draw:frame draw:style-name="gr64" draw:layer="layout" svg:width="3.669cm" svg:height="0.715cm" svg:x="23.225cm" svg:y="5.075cm">
          <draw:text-box>
            <text:p text:style-name="P1"><text:span text:style-name="T2">Gestión Switch </text:span></text:p>
          </draw:text-box>
        </draw:frame>
        <draw:frame draw:style-name="gr64" draw:layer="layout" svg:width="3.669cm" svg:height="0.715cm" svg:x="23.275cm" svg:y="3.493cm">
          <draw:text-box>
            <text:p text:style-name="P1"><text:span text:style-name="T2">Red de Captura </text:span></text:p>
          </draw:text-box>
        </draw:frame>
        <draw:frame draw:style-name="gr64" draw:layer="layout" svg:width="3.669cm" svg:height="0.715cm" svg:x="23.275cm" svg:y="4.268cm">
          <draw:text-box>
            <text:p text:style-name="P1"><text:span text:style-name="T2">Red de Gestión </text:span></text:p>
          </draw:text-box>
        </draw:frame>
        <draw:line draw:style-name="gr65" draw:layer="layout" svg:x1="9.1cm" svg:y1="14.499cm" svg:x2="9.1cm" svg:y2="13cm">
          <text:p/>
        </draw:line>
        <draw:line draw:style-name="gr66" draw:layer="layout" svg:x1="18.035cm" svg:y1="14.699cm" svg:x2="18.035cm" svg:y2="13.2cm">
          <text:p/>
        </draw:line>
        <draw:frame draw:style-name="gr64" draw:layer="layout" svg:width="2.819cm" svg:height="0.91cm" svg:x="0.8cm" svg:y="17.795cm">
          <draw:text-box>
            <text:p text:style-name="P1"><text:span text:style-name="T3">Gestor </text:span></text:p>
          </draw:text-box>
        </draw:frame>
        <draw:frame draw:style-name="gr64" draw:layer="layout" svg:width="3.669cm" svg:height="0.91cm" svg:x="6.725cm" svg:y="17.795cm">
          <draw:text-box>
            <text:p text:style-name="P1"><text:span text:style-name="T3">DAG</text:span></text:p>
          </draw:text-box>
        </draw:frame>
        <draw:frame draw:style-name="gr64" draw:layer="layout" svg:width="3.669cm" svg:height="0.91cm" svg:x="15.8cm" svg:y="17.845cm">
          <draw:text-box>
            <text:p text:style-name="P1"><text:span text:style-name="T3">Ksenso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5f_1" draw:display-name="Gradient_1" draw:style="linear" draw:start-color="#99ccff" draw:end-color="#ffffff" draw:start-intensity="100%" draw:end-intensity="100%" draw:angle="0" draw:border="0%"/>
    <draw:gradient draw:name="Gradient_5f_10" draw:display-name="Gradient_10" draw:style="linear" draw:start-color="#969696" draw:end-color="#ffffff" draw:start-intensity="100%" draw:end-intensity="100%" draw:angle="2250" draw:border="0%"/>
    <draw:gradient draw:name="Gradient_5f_11" draw:display-name="Gradient_11" draw:style="linear" draw:start-color="#dddddd" draw:end-color="#ffffff" draw:start-intensity="100%" draw:end-intensity="100%" draw:angle="0" draw:border="0%"/>
    <draw:gradient draw:name="Gradient_5f_12" draw:display-name="Gradient_12" draw:style="linear" draw:start-color="#969696" draw:end-color="#ffffff" draw:start-intensity="100%" draw:end-intensity="100%" draw:angle="2250" draw:border="0%"/>
    <draw:gradient draw:name="Gradient_5f_13" draw:display-name="Gradient_13" draw:style="linear" draw:start-color="#dddddd" draw:end-color="#ffffff" draw:start-intensity="100%" draw:end-intensity="100%" draw:angle="0" draw:border="0%"/>
    <draw:gradient draw:name="Gradient_5f_14" draw:display-name="Gradient_14" draw:style="linear" draw:start-color="#c0c0c0" draw:end-color="#ffffff" draw:start-intensity="100%" draw:end-intensity="100%" draw:angle="1350" draw:border="0%"/>
    <draw:gradient draw:name="Gradient_5f_15" draw:display-name="Gradient_15" draw:style="linear" draw:start-color="#c0c0c0" draw:end-color="#ffffff" draw:start-intensity="100%" draw:end-intensity="100%" draw:angle="1350" draw:border="0%"/>
    <draw:gradient draw:name="Gradient_5f_16" draw:display-name="Gradient_16" draw:style="radial" draw:cx="50%" draw:cy="50%" draw:start-color="#008000" draw:end-color="#ffffff" draw:start-intensity="100%" draw:end-intensity="100%" draw:border="0%"/>
    <draw:gradient draw:name="Gradient_5f_17" draw:display-name="Gradient_17" draw:style="rectangular" draw:cx="50%" draw:cy="50%" draw:start-color="#c6d1e3" draw:end-color="#ffffff" draw:start-intensity="100%" draw:end-intensity="100%" draw:angle="0" draw:border="0%"/>
    <draw:gradient draw:name="Gradient_5f_18" draw:display-name="Gradient_18" draw:style="linear" draw:start-color="#e1d8c1" draw:end-color="#ffffff" draw:start-intensity="100%" draw:end-intensity="100%" draw:angle="0" draw:border="0%"/>
    <draw:gradient draw:name="Gradient_5f_19" draw:display-name="Gradient_19" draw:style="linear" draw:start-color="#c9ba96" draw:end-color="#ffffff" draw:start-intensity="100%" draw:end-intensity="100%" draw:angle="1350" draw:border="0%"/>
    <draw:gradient draw:name="Gradient_5f_2" draw:display-name="Gradient_2" draw:style="rectangular" draw:cx="50%" draw:cy="50%" draw:start-color="#c6d1e3" draw:end-color="#ffffff" draw:start-intensity="100%" draw:end-intensity="100%" draw:angle="0" draw:border="0%"/>
    <draw:gradient draw:name="Gradient_5f_20" draw:display-name="Gradient_20" draw:style="linear" draw:start-color="#b6a06d" draw:end-color="#ffffff" draw:start-intensity="100%" draw:end-intensity="100%" draw:angle="2250" draw:border="0%"/>
    <draw:gradient draw:name="Gradient_5f_21" draw:display-name="Gradient_21" draw:style="linear" draw:start-color="#339966" draw:end-color="#ffffff" draw:start-intensity="100%" draw:end-intensity="100%" draw:angle="2250" draw:border="0%"/>
    <draw:gradient draw:name="Gradient_5f_22" draw:display-name="Gradient_22" draw:style="linear" draw:start-color="#e7e4cd" draw:end-color="#ffffff" draw:start-intensity="100%" draw:end-intensity="100%" draw:angle="450" draw:border="0%"/>
    <draw:gradient draw:name="Gradient_5f_23" draw:display-name="Gradient_23" draw:style="rectangular" draw:cx="50%" draw:cy="50%" draw:start-color="#e7e4cd" draw:end-color="#000000" draw:start-intensity="100%" draw:end-intensity="100%" draw:angle="0" draw:border="0%"/>
    <draw:gradient draw:name="Gradient_5f_3" draw:display-name="Gradient_3" draw:style="rectangular" draw:cx="50%" draw:cy="50%" draw:start-color="#c6d1e3" draw:end-color="#ffffff" draw:start-intensity="100%" draw:end-intensity="100%" draw:angle="0" draw:border="0%"/>
    <draw:gradient draw:name="Gradient_5f_30" draw:display-name="Gradient_30" draw:style="linear" draw:start-color="#e1d8c1" draw:end-color="#ffffff" draw:start-intensity="100%" draw:end-intensity="100%" draw:angle="0" draw:border="0%"/>
    <draw:gradient draw:name="Gradient_5f_31" draw:display-name="Gradient_31" draw:style="linear" draw:start-color="#c9ba96" draw:end-color="#ffffff" draw:start-intensity="100%" draw:end-intensity="100%" draw:angle="1350" draw:border="0%"/>
    <draw:gradient draw:name="Gradient_5f_32" draw:display-name="Gradient_32" draw:style="linear" draw:start-color="#b6a06d" draw:end-color="#ffffff" draw:start-intensity="100%" draw:end-intensity="100%" draw:angle="2250" draw:border="0%"/>
    <draw:gradient draw:name="Gradient_5f_33" draw:display-name="Gradient_33" draw:style="linear" draw:start-color="#339966" draw:end-color="#ffffff" draw:start-intensity="100%" draw:end-intensity="100%" draw:angle="2250" draw:border="0%"/>
    <draw:gradient draw:name="Gradient_5f_34" draw:display-name="Gradient_34" draw:style="linear" draw:start-color="#e7e4cd" draw:end-color="#ffffff" draw:start-intensity="100%" draw:end-intensity="100%" draw:angle="450" draw:border="0%"/>
    <draw:gradient draw:name="Gradient_5f_35" draw:display-name="Gradient_35" draw:style="rectangular" draw:cx="50%" draw:cy="50%" draw:start-color="#e7e4cd" draw:end-color="#000000" draw:start-intensity="100%" draw:end-intensity="100%" draw:angle="0" draw:border="0%"/>
    <draw:gradient draw:name="Gradient_5f_4" draw:display-name="Gradient_4" draw:style="rectangular" draw:cx="50%" draw:cy="50%" draw:start-color="#c6d1e3" draw:end-color="#ffffff" draw:start-intensity="100%" draw:end-intensity="100%" draw:angle="0" draw:border="0%"/>
    <draw:gradient draw:name="Gradient_5f_5" draw:display-name="Gradient_5" draw:style="rectangular" draw:cx="50%" draw:cy="50%" draw:start-color="#c6d1e3" draw:end-color="#ffffff" draw:start-intensity="100%" draw:end-intensity="100%" draw:angle="0" draw:border="0%"/>
    <draw:gradient draw:name="Gradient_5f_6" draw:display-name="Gradient_6" draw:style="linear" draw:start-color="#969696" draw:end-color="#ffffff" draw:start-intensity="100%" draw:end-intensity="100%" draw:angle="2250" draw:border="0%"/>
    <draw:gradient draw:name="Gradient_5f_7" draw:display-name="Gradient_7" draw:style="linear" draw:start-color="#dddddd" draw:end-color="#ffffff" draw:start-intensity="100%" draw:end-intensity="100%" draw:angle="0" draw:border="0%"/>
    <draw:gradient draw:name="Gradient_5f_8" draw:display-name="Gradient_8" draw:style="linear" draw:start-color="#dddddd" draw:end-color="#ffffff" draw:start-intensity="100%" draw:end-intensity="100%" draw:angle="0" draw:border="0%"/>
    <draw:gradient draw:name="Gradient_5f_9" draw:display-name="Gradient_9" draw:style="linear" draw:start-color="#969696" draw:end-color="#ffffff" draw:start-intensity="100%" draw:end-intensity="100%" draw:angle="2250" draw:border="0%"/>
    <draw:opacity draw:name="Transparency_5f_23" draw:display-name="Transparency_23" draw:style="rectangular" draw:cx="50%" draw:cy="50%" draw:start="40%" draw:end="40%" draw:angle="0" draw:border="0%"/>
    <draw:opacity draw:name="Transparency_5f_35" draw:display-name="Transparency_35" draw:style="rectangular" draw:cx="50%" draw:cy="50%" draw:start="40%" draw:end="40%" draw:angle="0" draw:border="0%"/>
    <draw:marker draw:name="Arrow" svg:viewBox="0 0 20 30" svg:d="m10 0-10 30h20z"/>
    <draw:marker draw:name="EndMarker_5f_1" draw:display-name="EndMarker_1" svg:viewBox="0 0 20 30" svg:d="m10 0-10 30h20z"/>
    <draw:marker draw:name="StartMarker_5f_1" draw:display-name="StartMarker_1" svg:viewBox="0 0 20 30" svg:d="m10 0-10 30h20z"/>
    <draw:stroke-dash draw:name="Dash_5f_1" draw:display-name="Dash_1" draw:style="rect" draw:dots1="1" draw:dots1-length="200%" draw:dots2="1" draw:dots2-length="200%" draw:distance="200%"/>
    <draw:stroke-dash draw:name="Dash_5f_2" draw:display-name="Dash_2" draw:style="rect" draw:dots1="1" draw:dots1-length="200%" draw:dots2="1" draw:dots2-length="200%" draw:distance="2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05T17:15:00</dc:date>
    <dc:creator>Javier Domingo</dc:creator>
    <meta:generator>LibreOffice/3.6$Linux_X86_64 LibreOffice_project/360m1$Build-1</meta:generator>
    <meta:editing-duration>P0D</meta:editing-duration>
    <meta:editing-cycles>1</meta:editing-cycles>
    <meta:document-statistic meta:object-count="139"/>
  </office:meta>
</office:document-meta>
</file>